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objectwithoutfill">
      <style:graphic-properties draw:marker-start="Arrow" draw:marker-start-width="0.1cm" draw:marker-end="Arrow" draw:marker-end-width="0.1cm" draw:fill="none" draw:textarea-vertical-align="middle"/>
    </style:style>
    <style:style style:name="P1" style:family="paragraph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2.071cm" svg:y="3.05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2.9cm" svg:y="2.75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7.9cm" svg:y="7.15cm">
          <draw:text-box>
            <text:p><text:span text:style-name="T1">t</text:span></text:p>
          </draw:text-box>
        </draw:frame>
        <draw:line draw:style-name="gr3" draw:text-style-name="P3" draw:layer="layout" svg:x1="6.4cm" svg:y1="3.6cm" svg:x2="6.4cm" svg:y2="11.5cm">
          <text:p/>
        </draw:line>
        <draw:line draw:style-name="gr3" draw:text-style-name="P3" draw:layer="layout" svg:x1="9.199cm" svg:y1="3.599cm" svg:x2="9.199cm" svg:y2="11.499cm">
          <text:p/>
        </draw:line>
        <draw:line draw:style-name="gr3" draw:text-style-name="P3" draw:layer="layout" svg:x1="11.898cm" svg:y1="3.598cm" svg:x2="11.898cm" svg:y2="11.498cm">
          <text:p/>
        </draw:line>
        <draw:line draw:style-name="gr3" draw:text-style-name="P3" draw:layer="layout" svg:x1="14.598cm" svg:y1="3.598cm" svg:x2="14.598cm" svg:y2="11.498cm">
          <text:p/>
        </draw:line>
        <draw:line draw:style-name="gr3" draw:text-style-name="P3" draw:layer="layout" svg:x1="17.298cm" svg:y1="3.598cm" svg:x2="17.298cm" svg:y2="11.498cm">
          <text:p/>
        </draw:line>
        <draw:line draw:style-name="gr3" draw:text-style-name="P3" draw:layer="layout" svg:x1="6.398cm" svg:y1="3.598cm" svg:x2="6.398cm" svg:y2="11.498cm">
          <text:p/>
        </draw:line>
        <draw:line draw:style-name="gr3" draw:text-style-name="P3" draw:layer="layout" svg:x1="6.398cm" svg:y1="3.598cm" svg:x2="6.398cm" svg:y2="11.498cm">
          <text:p/>
        </draw:line>
        <draw:frame draw:style-name="gr4" draw:text-style-name="P4" draw:layer="layout" svg:width="2cm" svg:height="0.628cm" svg:x="4.1cm" svg:y="11.3cm">
          <draw:text-box>
            <text:p><text:span text:style-name="T2">τ = 0.2</text:span></text:p>
          </draw:text-box>
        </draw:frame>
        <draw:line draw:style-name="gr5" draw:text-style-name="P3" draw:layer="layout" svg:x1="3.9cm" svg:y1="11.15cm" svg:x2="6.2cm" svg:y2="11.15cm">
          <text:p/>
        </draw:line>
        <draw:frame draw:style-name="gr4" draw:text-style-name="P4" draw:layer="layout" svg:width="2cm" svg:height="0.628cm" svg:x="6.8cm" svg:y="11.25cm">
          <draw:text-box>
            <text:p><text:span text:style-name="T2">τ = 0.2</text:span></text:p>
          </draw:text-box>
        </draw:frame>
        <draw:line draw:style-name="gr5" draw:text-style-name="P3" draw:layer="layout" svg:x1="6.6cm" svg:y1="11.1cm" svg:x2="8.9cm" svg:y2="11.1cm">
          <text:p/>
        </draw:line>
        <draw:frame draw:style-name="gr4" draw:text-style-name="P4" draw:layer="layout" svg:width="2cm" svg:height="0.628cm" svg:x="9.5cm" svg:y="11.25cm">
          <draw:text-box>
            <text:p><text:span text:style-name="T2">τ = 0.2</text:span></text:p>
          </draw:text-box>
        </draw:frame>
        <draw:line draw:style-name="gr5" draw:text-style-name="P3" draw:layer="layout" svg:x1="9.3cm" svg:y1="11.1cm" svg:x2="11.6cm" svg:y2="11.1cm">
          <text:p/>
        </draw:line>
        <draw:frame draw:style-name="gr4" draw:text-style-name="P4" draw:layer="layout" svg:width="2cm" svg:height="0.628cm" svg:x="12.3cm" svg:y="11.25cm">
          <draw:text-box>
            <text:p><text:span text:style-name="T2">τ = 0.2</text:span></text:p>
          </draw:text-box>
        </draw:frame>
        <draw:line draw:style-name="gr5" draw:text-style-name="P3" draw:layer="layout" svg:x1="12.1cm" svg:y1="11.1cm" svg:x2="14.4cm" svg:y2="11.1cm">
          <text:p/>
        </draw:line>
        <draw:frame draw:style-name="gr4" draw:text-style-name="P4" draw:layer="layout" svg:width="2cm" svg:height="0.628cm" svg:x="15cm" svg:y="11.25cm">
          <draw:text-box>
            <text:p><text:span text:style-name="T2">τ = 0.2</text:span></text:p>
          </draw:text-box>
        </draw:frame>
        <draw:line draw:style-name="gr5" draw:text-style-name="P3" draw:layer="layout" svg:x1="14.8cm" svg:y1="11.1cm" svg:x2="17.1cm" svg:y2="11.1cm">
          <text:p/>
        </draw:line>
        <draw:frame draw:style-name="gr4" draw:text-style-name="P4" draw:layer="layout" svg:width="2.2cm" svg:height="0.628cm" svg:x="3.7cm" svg:y="8.172cm">
          <draw:text-box>
            <text:p><text:span text:style-name="T2">f[0] = f(0)</text:span></text:p>
          </draw:text-box>
        </draw:frame>
        <draw:frame draw:style-name="gr4" draw:text-style-name="P4" draw:layer="layout" svg:width="3.1cm" svg:height="0.628cm" svg:x="6.4cm" svg:y="4.4cm">
          <draw:text-box>
            <text:p><text:span text:style-name="T2">f[1] = f(0.2</text:span><text:span text:style-name="T2">・</text:span><text:span text:style-name="T2">1)</text:span></text:p>
          </draw:text-box>
        </draw:frame>
        <draw:frame draw:style-name="gr4" draw:text-style-name="P4" draw:layer="layout" svg:width="3.1cm" svg:height="0.628cm" svg:x="9.2cm" svg:y="5.6cm">
          <draw:text-box>
            <text:p><text:span text:style-name="T2">f[2] = f(0.2</text:span><text:span text:style-name="T2">・</text:span><text:span text:style-name="T2">2)</text:span></text:p>
          </draw:text-box>
        </draw:frame>
        <draw:frame draw:style-name="gr4" draw:text-style-name="P4" draw:layer="layout" svg:width="3.1cm" svg:height="0.628cm" svg:x="12cm" svg:y="8.5cm">
          <draw:text-box>
            <text:p><text:span text:style-name="T2">f[3] = f(0.2</text:span><text:span text:style-name="T2">・</text:span><text:span text:style-name="T2">3)</text:span></text:p>
          </draw:text-box>
        </draw:frame>
        <draw:frame draw:style-name="gr4" draw:text-style-name="P4" draw:layer="layout" svg:width="3.1cm" svg:height="0.628cm" svg:x="14.6cm" svg:y="10.2cm">
          <draw:text-box>
            <text:p><text:span text:style-name="T2">f[4] = f(0.2</text:span><text:span text:style-name="T2">・</text:span><text:span text:style-name="T2">4)</text:span></text:p>
          </draw:text-box>
        </draw:frame>
        <draw:frame draw:style-name="gr4" draw:text-style-name="P4" draw:layer="layout" svg:width="3.1cm" svg:height="0.628cm" svg:x="16.3cm" svg:y="6.5cm">
          <draw:text-box>
            <text:p><text:span text:style-name="T2">f[5] = f(0.2</text:span><text:span text:style-name="T2">・</text:span><text:span text:style-name="T2">5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5-05-18T16:00:16</dc:date>
    <dc:creator>tokai </dc:creator>
    <meta:editing-duration>PT15M44S</meta:editing-duration>
    <meta:editing-cycles>16</meta:editing-cycles>
    <meta:generator>LibreOffice/3.5$Linux_x86 LibreOffice_project/350m1$Build-2</meta:generator>
    <meta:document-statistic meta:object-count="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25cm" chart:symbol-height="0.25cm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656cm" svg:y="1.041cm" svg:width="13.596cm" svg:height="7.174cm"/>
          <chart:axis chart:dimension="x" chart:name="primary-x" chart:style-name="ch3" chartooo:axis-type="auto">
            <chart:categories table:cell-range-address="local-table.$A$2:.$A$12"/>
          </chart:axis>
          <chart:axis chart:dimension="y" chart:name="primary-y" chart:style-name="ch4"/>
          <chart:series chart:style-name="ch5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